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3.5cm" svg:height="2cm" svg:x="6cm" svg:y="1.5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.5cm" svg:height="2cm" svg:x="10cm" svg:y="1.5cm">
          <text:p text:style-name="P1">Site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5cm" svg:height="2cm" svg:x="14cm" svg:y="1.5cm">
          <text:p text:style-name="P1">Akismet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5cm" svg:height="2cm" svg:x="18cm" svg:y="1.5cm">
          <text:p text:style-name="P1">Defensio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5cm" svg:height="2cm" svg:x="6cm" svg:y="18cm">
          <text:p text:style-name="P1">Comment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.5cm" svg:height="2cm" svg:x="10cm" svg:y="18cm">
          <text:p text:style-name="P1">Site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.5cm" svg:height="2cm" svg:x="14cm" svg:y="18cm">
          <text:p text:style-name="P1">Akismet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3.5cm" svg:height="2cm" svg:x="18cm" svg:y="18cm">
          <text:p text:style-name="P1">Defensio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7.75cm" svg:y1="3.5cm" svg:x2="7.75cm" svg:y2="18cm" draw:start-shape="id1" draw:start-glue-point="2" draw:end-shape="id2" draw:end-glue-point="0">
          <text:p text:style-name="P3"/>
        </draw:connector>
        <draw:connector draw:style-name="gr2" draw:text-style-name="P2" draw:layer="layout" draw:type="lines" svg:x1="11.75cm" svg:y1="3.5cm" svg:x2="11.75cm" svg:y2="18cm" draw:start-shape="id3" draw:start-glue-point="2" draw:end-shape="id4" draw:end-glue-point="0">
          <text:p text:style-name="P3"/>
        </draw:connector>
        <draw:connector draw:style-name="gr2" draw:text-style-name="P2" draw:layer="layout" draw:type="lines" svg:x1="15.75cm" svg:y1="3.5cm" svg:x2="15.75cm" svg:y2="18cm" draw:start-shape="id5" draw:start-glue-point="2" draw:end-shape="id6" draw:end-glue-point="0">
          <text:p text:style-name="P3"/>
        </draw:connector>
        <draw:connector draw:style-name="gr2" draw:text-style-name="P2" draw:layer="layout" draw:type="lines" svg:x1="19.75cm" svg:y1="3.5cm" svg:x2="19.75cm" svg:y2="18cm" draw:start-shape="id7" draw:start-glue-point="2" draw:end-shape="id8">
          <text:p text:style-name="P3"/>
        </draw:connector>
        <draw:custom-shape draw:style-name="gr3" draw:text-style-name="P2" draw:layer="layout" svg:width="0.5cm" svg:height="6.5cm" svg:x="7.5cm" svg:y="4.5cm">
          <text:p text:style-name="P3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cm" svg:height="0.962cm" svg:x="1.5cm" svg:y="3.5cm">
          <draw:text-box>
            <text:p text:style-name="P3">check_approval</text:p>
          </draw:text-box>
        </draw:frame>
        <draw:line draw:style-name="gr2" draw:text-style-name="P2" draw:layer="layout" svg:x1="4cm" svg:y1="4.5cm" svg:x2="7.5cm" svg:y2="4.5cm">
          <text:p text:style-name="P3"/>
        </draw:line>
        <draw:line draw:style-name="gr2" draw:text-style-name="P2" draw:layer="layout" svg:x1="8cm" svg:y1="5.5cm" svg:x2="11.5cm" svg:y2="5.5cm">
          <text:p text:style-name="P3"/>
        </draw:line>
        <draw:custom-shape draw:style-name="gr3" draw:text-style-name="P2" draw:layer="layout" svg:width="0.5cm" svg:height="1.5cm" svg:x="11.5cm" svg:y="5.5cm">
          <text:p text:style-name="P3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cm" svg:height="1.5cm" svg:x="8cm" svg:y="4.5cm">
          <draw:text-box>
            <text:p text:style-name="P3">spam_engine</text:p>
          </draw:text-box>
        </draw:frame>
        <draw:line draw:style-name="gr6" draw:text-style-name="P2" draw:layer="layout" svg:x1="11.5cm" svg:y1="6.5cm" svg:x2="8cm" svg:y2="6.5cm">
          <text:p text:style-name="P3"/>
        </draw:line>
        <draw:custom-shape draw:style-name="gr3" draw:text-style-name="P2" draw:layer="layout" svg:width="0.5cm" svg:height="1.5cm" svg:x="15.5cm" svg:y="8.5cm">
          <text:p text:style-name="P3"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cm" svg:y1="8.5cm" svg:x2="15.5cm" svg:y2="8.5cm">
          <text:p text:style-name="P3"/>
        </draw:line>
        <draw:frame draw:style-name="gr7" draw:text-style-name="P3" draw:layer="layout" svg:width="6.5cm" svg:height="1.25cm" svg:x="8cm" svg:y="7.5cm">
          <draw:text-box>
            <text:p text:style-name="P3">check_approval</text:p>
          </draw:text-box>
        </draw:frame>
        <draw:line draw:style-name="gr6" draw:text-style-name="P2" draw:layer="layout" svg:x1="15.5cm" svg:y1="9.5cm" svg:x2="8cm" svg:y2="9.5cm">
          <text:p text:style-name="P3"/>
        </draw:line>
        <draw:line draw:style-name="gr6" draw:text-style-name="P2" draw:layer="layout" svg:x1="7.5cm" svg:y1="10.5cm" svg:x2="4cm" svg:y2="10.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François</meta:initial-creator>
    <meta:creation-date>2008-05-19T23:24:39</meta:creation-date>
    <dc:creator>François</dc:creator>
    <dc:date>2008-05-19T23:30:46</dc:date>
    <meta:editing-cycles>13</meta:editing-cycles>
    <meta:editing-duration>PT6M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